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6903in" fo:margin-left="-0.7653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3104in"/>
    </style:style>
    <style:style style:name="Table1.C" style:family="table-column">
      <style:table-column-properties style:column-width="4.7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style:text-underline-style="none" fo:font-weight="bold" officeooo:rsid="000332bb" officeooo:paragraph-rsid="000332bb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332bb" officeooo:paragraph-rsid="000332bb" style:font-size-asian="22pt" style:font-weight-asian="bold" style:font-size-complex="2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22pt" officeooo:rsid="000332bb" officeooo:paragraph-rsid="000332bb" style:font-size-asian="22pt" style:font-size-complex="22pt"/>
    </style:style>
    <style:style style:name="P4" style:family="paragraph" style:parent-style-name="Table_20_Contents">
      <style:paragraph-properties fo:text-align="center" style:justify-single-word="false"/>
      <style:text-properties fo:font-size="22pt" officeooo:rsid="00049093" officeooo:paragraph-rsid="00049093" style:font-size-asian="22pt" style:font-size-complex="22pt"/>
    </style:style>
    <style:style style:name="P5" style:family="paragraph" style:parent-style-name="Table_20_Contents">
      <style:paragraph-properties fo:text-align="start" style:justify-single-word="false"/>
      <style:text-properties fo:font-size="22pt" officeooo:rsid="00049093" officeooo:paragraph-rsid="00049093" style:font-size-asian="22pt" style:font-size-complex="22pt"/>
    </style:style>
    <style:style style:name="P6" style:family="paragraph" style:parent-style-name="Table_20_Contents">
      <style:paragraph-properties fo:text-align="start" style:justify-single-word="false"/>
      <style:text-properties fo:font-size="22pt" officeooo:rsid="0005d7de" officeooo:paragraph-rsid="0005d7de" style:font-size-asian="22pt" style:font-size-complex="22pt"/>
    </style:style>
    <style:style style:name="P7" style:family="paragraph" style:parent-style-name="Table_20_Contents">
      <style:paragraph-properties fo:text-align="start" style:justify-single-word="false"/>
      <style:text-properties fo:font-size="22pt" officeooo:rsid="0008e465" officeooo:paragraph-rsid="0008e465" style:font-size-asian="22pt" style:font-size-complex="22pt"/>
    </style:style>
    <style:style style:name="T1" style:family="text">
      <style:text-properties officeooo:rsid="0005d7de"/>
    </style:style>
    <style:style style:name="T2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" style:family="text">
      <style:text-properties fo:color="#000080" fo:language="zxx" fo:country="none" style:text-underline-style="solid" style:text-underline-width="auto" style:text-underline-color="font-color" officeooo:rsid="0005d7de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Source class contact list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No</text:p>
          </table:table-cell>
          <table:table-cell table:style-name="Table1.A1" office:value-type="string">
            <text:p text:style-name="P3">Name</text:p>
          </table:table-cell>
          <table:table-cell table:style-name="Table1.C1" office:value-type="string">
            <text:p text:style-name="P3">E-mail address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5">Sameera</text:p>
          </table:table-cell>
          <table:table-cell table:style-name="Table1.C2" office:value-type="string">
            <text:p text:style-name="P5"><text:a xlink:type="simple" xlink:href="mailto:samiraliace@gmail.com">samiraliace@gmail.com</text:a>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5">Mushtary</text:p>
          </table:table-cell>
          <table:table-cell table:style-name="Table1.C2" office:value-type="string">
            <text:p text:style-name="P5"><text:a xlink:type="simple" xlink:href="mailto:Mushtary.alam01@gmail.com">Mushtary.alam01@gmail.com</text:a>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5">Arezo</text:p>
          </table:table-cell>
          <table:table-cell table:style-name="Table1.C2" office:value-type="string">
            <text:p text:style-name="P5"><text:a xlink:type="simple" xlink:href="mailto:Zallo.arzoo@gmail.com">Zallo.arzoo@gmail.com</text:a>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5">Parisa bahar</text:p>
          </table:table-cell>
          <table:table-cell table:style-name="Table1.C2" office:value-type="string">
            <text:p text:style-name="P5"><text:a xlink:type="simple" xlink:href="mailto:parisabaharsadat@gmail.com">parisabaharsadat@gmail.com</text:a>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5">Zuhal salihee</text:p>
          </table:table-cell>
          <table:table-cell table:style-name="Table1.C2" office:value-type="string">
            <text:p text:style-name="P5"><text:a xlink:type="simple" xlink:href="mailto:zuhal_salihee@gmail.com">zuhal_salihee@gmail.com</text:a>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5">Mitra sadat</text:p>
          </table:table-cell>
          <table:table-cell table:style-name="Table1.C2" office:value-type="string">
            <text:p text:style-name="P5"><text:a xlink:type="simple" xlink:href="mailto:Sadat.meet@gmail.com">Sadat.meet@gmail.com</text:a>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5">Sorya ahmady</text:p>
          </table:table-cell>
          <table:table-cell table:style-name="Table1.C2" office:value-type="string">
            <text:p text:style-name="P5"><text:a xlink:type="simple" xlink:href="mailto:Sorya.ahmady@gmail.com">Sorya.ahmady@gmail.com</text:a>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5">Lima nazari</text:p>
          </table:table-cell>
          <table:table-cell table:style-name="Table1.C2" office:value-type="string">
            <text:p text:style-name="P5"><text:a xlink:type="simple" xlink:href="mailto:Lima.nazari@gmail.com">Lima.nazari@gmail.com</text:a>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5">Mohammad Qaseem</text:p>
          </table:table-cell>
          <table:table-cell table:style-name="Table1.C2" office:value-type="string">
            <text:p text:style-name="P5"><text:a xlink:type="simple" xlink:href="mailto:Qaseem_qiam@yahoo.com">Qaseem_qiam@yahoo.com</text:a>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Parisa sadat</text:p>
          </table:table-cell>
          <table:table-cell table:style-name="Table1.C2" office:value-type="string">
            <text:p text:style-name="P5"><text:a xlink:type="simple" xlink:href="mailto:Paris.sadat2@gmail.com">Paris.sadat2@gmail.com</text:a>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5">Tamana wira</text:p>
          </table:table-cell>
          <table:table-cell table:style-name="Table1.C2" office:value-type="string">
            <text:p text:style-name="P5"><text:a xlink:type="simple" xlink:href="mailto:Tamana.efatwira@gmail.com">Tamana.efatwira@gmail.com</text:a></text:p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5">Qudsia abhar</text:p>
          </table:table-cell>
          <table:table-cell table:style-name="Table1.C2" office:value-type="string">
            <text:p text:style-name="P5"><text:a xlink:type="simple" xlink:href="mailto:Qudsia.yousufi1@gmail.com">Qudsia.yousufi1@gmail.com</text:a>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Somaya</text:p>
          </table:table-cell>
          <table:table-cell table:style-name="Table1.C2" office:value-type="string">
            <text:p text:style-name="P5"><text:a xlink:type="simple" xlink:href="mailto:Somaya.yosofzada@gmail.com">Somaya.yosofz</text:a><text:a xlink:type="simple" xlink:href="mailto:Somaya.yosofzada@gmail.com"><text:span text:style-name="T1">ad</text:span></text:a><text:a xlink:type="simple" xlink:href="mailto:Somaya.yosofzada@gmail.com">a@gmail.com</text:a></text:p>
          </table:table-cell>
        </table:table-row>
        <table:table-row>
          <table:table-cell table:style-name="Table1.A2" office:value-type="string">
            <text:p text:style-name="P6">14</text:p>
          </table:table-cell>
          <table:table-cell table:style-name="Table1.A2" office:value-type="string">
            <text:p text:style-name="P5">Atefa sabbah</text:p>
          </table:table-cell>
          <table:table-cell table:style-name="Table1.C2" office:value-type="string">
            <text:p text:style-name="P5"><text:a xlink:type="simple" xlink:href="mailto:atefasabbah@yahoo.com">atefasabbah@yahoo.co</text:a><text:a xlink:type="simple" xlink:href="mailto:atefasabbah@yahoo.com"><text:span text:style-name="T3">m</text:span></text:a></text:p>
          </table:table-cell>
        </table:table-row>
        <table:table-row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>Massoud</text:p>
          </table:table-cell>
          <table:table-cell table:style-name="Table1.C2" office:value-type="string">
            <text:p text:style-name="P7"><text:a xlink:type="simple" xlink:href="mailto:massoudbromand@gmail.com">massoudbromand@gmail.com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adzai </meta:initial-creator>
    <meta:creation-date>2015-03-25T11:40:22.269330152</meta:creation-date>
    <dc:date>2015-03-25T13:52:37.143734656</dc:date>
    <dc:creator>ahmadzai </dc:creator>
    <meta:editing-duration>PT2H10M18S</meta:editing-duration>
    <meta:editing-cycles>7</meta:editing-cycles>
    <meta:generator>LibreOffice/4.2.7.2$Linux_X86_64 LibreOffice_project/420m0$Build-2</meta:generator>
    <meta:document-statistic meta:table-count="1" meta:image-count="0" meta:object-count="0" meta:page-count="1" meta:paragraph-count="49" meta:word-count="64" meta:character-count="569" meta:non-whitespace-character-count="553"/>
  </office:meta>
</office:document-meta>
</file>